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officeooo:paragraph-rsid="001f00b8" style:font-size-asian="12.25pt" style:font-size-complex="14pt"/>
    </style:style>
    <style:style style:name="P3" style:family="paragraph" style:parent-style-name="Standard">
      <style:paragraph-properties fo:margin-top="0cm" fo:margin-bottom="0.499cm" loext:contextual-spacing="false" fo:text-align="center" style:justify-single-word="false"/>
      <style:text-properties fo:font-size="14pt" officeooo:rsid="00208850" officeooo:paragraph-rsid="00208850" style:font-size-asian="12.25pt" style:font-size-complex="14pt"/>
    </style:style>
    <style:style style:name="T1" style:family="text">
      <style:text-properties officeooo:rsid="001ed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О Бакалавры</text:p>
      <text:p text:style-name="P3">Практическая работа № 4</text:p>
      <text:p text:style-name="P3">“Проектирование приложений баз данных”</text:p>
      <text:p text:style-name="P2"><text:tab/><text:span text:style-name="T1">Реализация разграничения пользователей по правам. Построить таблицы распределения прав относительно элементов базы данных и функций приложения. Написать фрагмент SQL‑скрипта по разграничению прав <text:s/>относительно элементов базы данных. Типы пользователей указаны в практической работе № 3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4.4.6.3$Linux_x86 LibreOffice_project/40m0$Build-3</meta:generator>
    <dc:date>2016-02-04T00:32:22.704262665</dc:date>
    <meta:editing-duration>PT33M6S</meta:editing-duration>
    <meta:editing-cycles>17</meta:editing-cycles>
    <meta:document-statistic meta:table-count="0" meta:image-count="0" meta:object-count="0" meta:page-count="1" meta:paragraph-count="4" meta:word-count="44" meta:character-count="360" meta:non-whitespace-character-count="318"/>
  </office:meta>
</office:document-meta>
</file>